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rackingRunListener.testIgnored( Description descrip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ackingRunListener.getTestFinishedCou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ackingRunListener.getTestFailureCou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ackingRunListener.testFinished( Description descrip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ackingRunListener.getTestAssumptionFailureCou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ackingRunListener.testStarted( Description descrip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ackingRunListener.testAssumptionFailure( Failure failur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ackingRunListener.getTestIgnoredCou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ackingRunListener.getTestStartedCou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ackingRunListener.testFailure( Failure failur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